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1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85.19pt"/>
    </style:style>
    <style:style style:name="co4" style:family="table-column">
      <style:table-column-properties fo:break-before="auto" style:column-width="84.61pt"/>
    </style:style>
    <style:style style:name="co5" style:family="table-column">
      <style:table-column-properties fo:break-before="auto" style:column-width="210.19pt"/>
    </style:style>
    <style:style style:name="co6" style:family="table-column">
      <style:table-column-properties fo:break-before="auto" style:column-width="225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ale_fact_table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Definition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-created</text:p>
          </table:table-cell>
          <table:table-cell office:value-type="string" calcext:value-type="string">
            <text:p>Unique Sales id in the star sche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ld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que id from the source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ate of the sale yyyy-mm-d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r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que Store id to FK the Sale ta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que County id to FK the County ta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tegor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que Category id to FK the Category ta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ndo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que Vendor id to FK the Vendor ta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que Product id to FK the Product ta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otal sale amount in cent ($/100)</text:p>
          </table:table-cell>
          <table:table-cell table:number-columns-repeated="1019"/>
        </table:table-row>
      </table:table>
      <table:table table:name="calendar_table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Definition</text:p>
          </table:table-cell>
          <table:table-cell table:style-name="ce1" table:number-columns-repeated="1019"/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ate available in the dataset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ear extracted from d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onth extracted from d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eek extracted from d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ay extracted from d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ekda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eekday extracted from date</text:p>
          </table:table-cell>
          <table:table-cell table:number-columns-repeated="1019"/>
        </table:table-row>
      </table:table>
      <table:table table:name="product_table" table:style-name="ta1"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Definition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que product 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escription of the produ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w many bottle in a pa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le_volume_m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olume in ml of a bott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e_bottle_co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st of a single bottle for the company in cent ($/1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e_bottle_retai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ice of a single bottle in cent ($/100)</text:p>
          </table:table-cell>
          <table:table-cell table:number-columns-repeated="1019"/>
        </table:table-row>
      </table:table>
      <table:table table:name="category_table" table:style-name="ta1"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Definition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que category 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riginal category number if availa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me of the liquor’s category</text:p>
          </table:table-cell>
          <table:table-cell table:number-columns-repeated="1019"/>
        </table:table-row>
      </table:table>
      <table:table table:name="store_table" table:style-name="ta1">
        <table:table-column table:style-name="co4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Definition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que store 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me of the st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ddress of the st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ity of the st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ip_cod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Zip Code of the st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titude obtained with the Google Geocoding API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ng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ongitude obtained with the Google Geocoding API </text:p>
          </table:table-cell>
          <table:table-cell table:number-columns-repeated="1019"/>
        </table:table-row>
      </table:table>
      <table:table table:name="county_table" table:style-name="ta1">
        <table:table-column table:style-name="co4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Definition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que county 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me of the county</text:p>
          </table:table-cell>
          <table:table-cell table:number-columns-repeated="1019"/>
        </table:table-row>
      </table:table>
      <table:table table:name="vendor_table" table:style-name="ta1">
        <table:table-column table:style-name="co4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Definition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que vendor 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me of the vendor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00:07:35.487604303</meta:creation-date>
    <dc:date>2019-08-31T00:42:05.742706585</dc:date>
    <meta:editing-duration>PT14M1S</meta:editing-duration>
    <meta:editing-cycles>5</meta:editing-cycles>
    <meta:generator>LibreOffice/6.2.5.2$MacOSX_X86_64 LibreOffice_project/1ec314fa52f458adc18c4f025c545a4e8b22c159</meta:generator>
    <meta:document-statistic meta:table-count="7" meta:cell-count="210" meta:object-count="0"/>
  </office:meta>
</office:document-meta>
</file>